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DEBF7"/>
    </style:style>
    <style:style style:name="ce4" style:family="table-cell" style:parent-style-name="Default" style:data-style-name="N0">
      <style:table-cell-properties fo:border="thin solid #000000" fo:background-color="#FCE4D6"/>
    </style:style>
    <style:style style:name="ce5" style:family="table-cell" style:parent-style-name="Default" style:data-style-name="N0">
      <style:table-cell-properties fo:border="thin solid #000000" fo:background-color="#EDEDED"/>
    </style:style>
    <style:style style:name="ce6" style:family="table-cell" style:parent-style-name="Default" style:data-style-name="N0">
      <style:table-cell-properties fo:border="thin solid #000000" fo:background-color="#E2EFDA"/>
    </style:style>
    <style:style style:name="ce7" style:family="table-cell" style:parent-style-name="Default" style:data-style-name="N0">
      <style:table-cell-properties fo:border="thin solid #000000" fo:background-color="#B4C6E7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Names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1">
            <text:p>Index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Defense</text:p>
          </table:table-cell>
          <table:table-cell office:value-type="string" table:style-name="ce2">
            <text:p>Elementia</text:p>
          </table:table-cell>
          <table:table-cell office:value-type="string" table:style-name="ce2">
            <text:p>Necrologia</text:p>
          </table:table-cell>
          <table:table-cell office:value-type="string" table:style-name="ce2">
            <text:p>Gnollia</text:p>
          </table:table-cell>
          <table:table-cell office:value-type="string" table:style-name="ce2">
            <text:p>Elvia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rost Wisp</text:p>
          </table:table-cell>
          <table:table-cell office:value-type="string" table:style-name="ce3">
            <text:p>Goblin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Rabbit</text:p>
          </table:table-cell>
          <table:table-cell table:number-columns-repeated="16377"/>
        </table:table-row>
        <table:table-row table:style-name="ro1">
          <table:table-cell office:value-type="float" office:value="2" table:formula="of:=[.A3]+1" table:style-name="ce1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Jay</text:p>
          </table:table-cell>
          <table:table-cell office:value-type="string" table:style-name="ce3">
            <text:p>Hobgoblin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Hound</text:p>
          </table:table-cell>
          <table:table-cell table:number-columns-repeated="16377"/>
        </table:table-row>
        <table:table-row table:style-name="ro1">
          <table:table-cell office:value-type="float" office:value="3" table:formula="of:=[.A4]+1" table:style-name="ce1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Hound</text:p>
          </table:table-cell>
          <table:table-cell office:value-type="string" table:style-name="ce3">
            <text:p>Elvia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Dwarf</text:p>
          </table:table-cell>
          <table:table-cell table:number-columns-repeated="16377"/>
        </table:table-row>
        <table:table-row table:style-name="ro1">
          <table:table-cell office:value-type="float" office:value="4" table:formula="of:=[.A5]+1" table:style-name="ce1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Boar</text:p>
          </table:table-cell>
          <table:table-cell office:value-type="string" table:style-name="ce3">
            <text:p>Human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Human</text:p>
          </table:table-cell>
          <table:table-cell table:number-columns-repeated="16377"/>
        </table:table-row>
        <table:table-row table:style-name="ro1">
          <table:table-cell office:value-type="float" office:value="5" table:formula="of:=[.A6]+1" table:style-name="ce1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Golem</text:p>
          </table:table-cell>
          <table:table-cell office:value-type="string" table:style-name="ce3">
            <text:p>Dwarf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Horse</text:p>
          </table:table-cell>
          <table:table-cell table:number-columns-repeated="16377"/>
        </table:table-row>
        <table:table-row table:style-name="ro1">
          <table:table-cell office:value-type="float" office:value="6" table:formula="of:=[.A7]+1" table:style-name="ce1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Bear</text:p>
          </table:table-cell>
          <table:table-cell office:value-type="string" table:style-name="ce3">
            <text:p>Ork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Ork</text:p>
          </table:table-cell>
          <table:table-cell table:number-columns-repeated="16377"/>
        </table:table-row>
        <table:table-row table:style-name="ro1">
          <table:table-cell office:value-type="float" office:value="7" table:formula="of:=[.A8]+1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Tiger</text:p>
          </table:table-cell>
          <table:table-cell office:value-type="string" table:style-name="ce3">
            <text:p>Troll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Troll</text:p>
          </table:table-cell>
          <table:table-cell table:number-columns-repeated="16377"/>
        </table:table-row>
        <table:table-row table:style-name="ro1">
          <table:table-cell office:value-type="float" office:value="8" table:formula="of:=[.A9]+1" table:style-name="ce1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iant Ice Golem</text:p>
          </table:table-cell>
          <table:table-cell office:value-type="string" table:style-name="ce3">
            <text:p>Ogre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Ogre</text:p>
          </table:table-cell>
          <table:table-cell table:number-columns-repeated="16377"/>
        </table:table-row>
        <table:table-row table:style-name="ro1">
          <table:table-cell office:value-type="float" office:value="9" table:formula="of:=[.A10]+1" table:style-name="ce1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Wyrm</text:p>
          </table:table-cell>
          <table:table-cell office:value-type="string" table:style-name="ce3">
            <text:p>Giant Skelet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Giant</text:p>
          </table:table-cell>
          <table:table-cell table:number-columns-repeated="16377"/>
        </table:table-row>
        <table:table-row table:style-name="ro1">
          <table:table-cell office:value-type="float" office:value="10" table:formula="of:=[.A11]+1" table:style-name="ce1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ce Dragon</text:p>
          </table:table-cell>
          <table:table-cell office:value-type="string" table:style-name="ce3">
            <text:p>Skeleton Dragon</text:p>
          </table:table-cell>
          <table:table-cell office:value-type="string" table:style-name="ce3">
            <text:p>Leper</text:p>
          </table:table-cell>
          <table:table-cell office:value-type="string" table:style-name="ce3">
            <text:p>Sapper Wagon</text:p>
          </table:table-cell>
          <table:table-cell table:number-columns-repeated="16377"/>
        </table:table-row>
        <table:table-row table:style-name="ro1">
          <table:table-cell office:value-type="float" office:value="11" table:formula="of:=[.A12]+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ce Wall</text:p>
          </table:table-cell>
          <table:table-cell office:value-type="string" table:style-name="ce6">
            <text:p>Dead Wall</text:p>
          </table:table-cell>
          <table:table-cell office:value-type="string" table:style-name="ce6">
            <text:p>Tiny Wall</text:p>
          </table:table-cell>
          <table:table-cell office:value-type="string" table:style-name="ce6">
            <text:p>Tiny Wall</text:p>
          </table:table-cell>
          <table:table-cell table:number-columns-repeated="16377"/>
        </table:table-row>
        <table:table-row table:style-name="ro1">
          <table:table-cell office:value-type="float" office:value="12" table:formula="of:=[.A13]+1" table:style-name="ce1">
            <text:p>1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Fire Wisp</text:p>
          </table:table-cell>
          <table:table-cell office:value-type="string" table:style-name="ce7">
            <text:p>Undead Goblin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13" table:formula="of:=[.A14]+1" table:style-name="ce1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4" table:formula="of:=[.A15]+1" table:style-name="ce1">
            <text:p>1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5" table:formula="of:=[.A16]+1" table:style-name="ce1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6" table:formula="of:=[.A17]+1" table:style-name="ce1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7" table:formula="of:=[.A18]+1" table:style-name="ce1">
            <text:p>17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8" table:formula="of:=[.A19]+1" table:style-name="ce1">
            <text:p>18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9" table:formula="of:=[.A20]+1" table:style-name="ce1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ire Hou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0" table:formula="of:=[.A21]+1" table:style-name="ce1">
            <text:p>20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ire Pygmy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1" table:formula="of:=[.A22]+1" table:style-name="ce1">
            <text:p>2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2" table:formula="of:=[.A23]+1" table:style-name="ce1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Water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23" table:formula="of:=[.A24]+1" table:style-name="ce1">
            <text:p>2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24" table:formula="of:=[.A25]+1" table:style-name="ce1">
            <text:p>2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Dancing Droplet</text:p>
          </table:table-cell>
          <table:table-cell office:value-type="string" table:style-name="ce7">
            <text:p>Undead Hobgoblin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25" table:formula="of:=[.A26]+1" table:style-name="ce1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6" table:formula="of:=[.A27]+1" table:style-name="ce1">
            <text:p>26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7" table:formula="of:=[.A28]+1" table:style-name="ce1">
            <text:p>27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8" table:formula="of:=[.A29]+1" table:style-name="ce1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29" table:formula="of:=[.A30]+1" table:style-name="ce1">
            <text:p>29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30" table:formula="of:=[.A31]+1" table:style-name="ce1">
            <text:p>30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31" table:formula="of:=[.A32]+1" table:style-name="ce1">
            <text:p>31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32" table:formula="of:=[.A33]+1" table:style-name="ce1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33" table:formula="of:=[.A34]+1" table:style-name="ce1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ud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34" table:formula="of:=[.A35]+1" table:style-name="ce1">
            <text:p>3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35" table:formula="of:=[.A36]+1" table:style-name="ce1">
            <text:p>35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36" table:formula="of:=[.A37]+1" table:style-name="ce1">
            <text:p>3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Water</text:p>
          </table:table-cell>
          <table:table-cell office:value-type="string" table:style-name="ce7">
            <text:p>Undead Elf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37" table:formula="of:=[.A38]+1" table:style-name="ce1">
            <text:p>3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38" table:formula="of:=[.A39]+1" table:style-name="ce1">
            <text:p>38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39" table:formula="of:=[.A40]+1" table:style-name="ce1">
            <text:p>39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40" table:formula="of:=[.A41]+1" table:style-name="ce1">
            <text:p>40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41" table:formula="of:=[.A42]+1" table:style-name="ce1">
            <text:p>41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42" table:formula="of:=[.A43]+1" table:style-name="ce1">
            <text:p>42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43" table:formula="of:=[.A44]+1" table:style-name="ce1">
            <text:p>43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44" table:formula="of:=[.A45]+1" table:style-name="ce1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Sand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45" table:formula="of:=[.A46]+1" table:style-name="ce1">
            <text:p>45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46" table:formula="of:=[.A47]+1" table:style-name="ce1">
            <text:p>46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47" table:formula="of:=[.A48]+1" table:style-name="ce1">
            <text:p>47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Tiny Sand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48" table:formula="of:=[.A49]+1" table:style-name="ce1">
            <text:p>48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Water</text:p>
          </table:table-cell>
          <table:table-cell office:value-type="string" table:style-name="ce7">
            <text:p>Undead Human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49" table:formula="of:=[.A50]+1" table:style-name="ce1">
            <text:p>49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50" table:formula="of:=[.A51]+1" table:style-name="ce1">
            <text:p>50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51" table:formula="of:=[.A52]+1" table:style-name="ce1">
            <text:p>51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52" table:formula="of:=[.A53]+1" table:style-name="ce1">
            <text:p>52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53" table:formula="of:=[.A54]+1" table:style-name="ce1">
            <text:p>5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54" table:formula="of:=[.A55]+1" table:style-name="ce1">
            <text:p>54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55" table:formula="of:=[.A56]+1" table:style-name="ce1">
            <text:p>5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Dirt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56" table:formula="of:=[.A57]+1" table:style-name="ce1">
            <text:p>56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57" table:formula="of:=[.A58]+1" table:style-name="ce1">
            <text:p>57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58" table:formula="of:=[.A59]+1" table:style-name="ce1">
            <text:p>58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Tiny Dirt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59" table:formula="of:=[.A60]+1" table:style-name="ce1">
            <text:p>59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60" table:formula="of:=[.A61]+1" table:style-name="ce1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Water</text:p>
          </table:table-cell>
          <table:table-cell office:value-type="string" table:style-name="ce7">
            <text:p>Undead Dwarf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61" table:formula="of:=[.A62]+1" table:style-name="ce1">
            <text:p>6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62" table:formula="of:=[.A63]+1" table:style-name="ce1">
            <text:p>62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63" table:formula="of:=[.A64]+1" table:style-name="ce1">
            <text:p>63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64" table:formula="of:=[.A65]+1" table:style-name="ce1">
            <text:p>64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65" table:formula="of:=[.A66]+1" table:style-name="ce1">
            <text:p>65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66" table:formula="of:=[.A67]+1" table:style-name="ce1">
            <text:p>6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Fire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67" table:formula="of:=[.A68]+1" table:style-name="ce1">
            <text:p>67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68" table:formula="of:=[.A69]+1" table:style-name="ce1">
            <text:p>68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69" table:formula="of:=[.A70]+1" table:style-name="ce1">
            <text:p>69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70" table:formula="of:=[.A71]+1" table:style-name="ce1">
            <text:p>70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Tiny Mud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71" table:formula="of:=[.A72]+1" table:style-name="ce1">
            <text:p>71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72" table:formula="of:=[.A73]+1" table:style-name="ce1">
            <text:p>7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Water</text:p>
          </table:table-cell>
          <table:table-cell office:value-type="string" table:style-name="ce7">
            <text:p>Undead Ork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73" table:formula="of:=[.A74]+1" table:style-name="ce1">
            <text:p>7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74" table:formula="of:=[.A75]+1" table:style-name="ce1">
            <text:p>74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75" table:formula="of:=[.A76]+1" table:style-name="ce1">
            <text:p>75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76" table:formula="of:=[.A77]+1" table:style-name="ce1">
            <text:p>76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Fire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77" table:formula="of:=[.A78]+1" table:style-name="ce1">
            <text:p>77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Wall of Wind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78" table:formula="of:=[.A79]+1" table:style-name="ce1">
            <text:p>78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79" table:formula="of:=[.A80]+1" table:style-name="ce1">
            <text:p>79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80" table:formula="of:=[.A81]+1" table:style-name="ce1">
            <text:p>80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81" table:formula="of:=[.A82]+1" table:style-name="ce1">
            <text:p>8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Tiny Rock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82" table:formula="of:=[.A83]+1" table:style-name="ce1">
            <text:p>82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83" table:formula="of:=[.A84]+1" table:style-name="ce1">
            <text:p>83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84" table:formula="of:=[.A85]+1" table:style-name="ce1">
            <text:p>8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Water</text:p>
          </table:table-cell>
          <table:table-cell office:value-type="string" table:style-name="ce7">
            <text:p>Undead Troll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85" table:formula="of:=[.A86]+1" table:style-name="ce1">
            <text:p>85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Sa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86" table:formula="of:=[.A87]+1" table:style-name="ce1">
            <text:p>86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Inferno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87" table:formula="of:=[.A88]+1" table:style-name="ce1">
            <text:p>87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Inferno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88" table:formula="of:=[.A89]+1" table:style-name="ce1">
            <text:p>88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Lava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89" table:formula="of:=[.A90]+1" table:style-name="ce1">
            <text:p>89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0" table:formula="of:=[.A91]+1" table:style-name="ce1">
            <text:p>90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1" table:formula="of:=[.A92]+1" table:style-name="ce1">
            <text:p>91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Wi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2" table:formula="of:=[.A93]+1" table:style-name="ce1">
            <text:p>9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Tiny Lava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3" table:formula="of:=[.A94]+1" table:style-name="ce1">
            <text:p>93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4" table:formula="of:=[.A95]+1" table:style-name="ce1">
            <text:p>94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5" table:formula="of:=[.A96]+1" table:style-name="ce1">
            <text:p>95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Stone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96" table:formula="of:=[.A97]+1" table:style-name="ce1">
            <text:p>9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Water</text:p>
          </table:table-cell>
          <table:table-cell office:value-type="string" table:style-name="ce7">
            <text:p>Undead Ogre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97" table:formula="of:=[.A98]+1" table:style-name="ce1">
            <text:p>97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Inferno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98" table:formula="of:=[.A99]+1" table:style-name="ce1">
            <text:p>98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Inferno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99" table:formula="of:=[.A100]+1" table:style-name="ce1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iamond 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100" table:formula="of:=[.A101]+1" table:style-name="ce1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Tiny Diamond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1" table:formula="of:=[.A102]+1" table:style-name="ce1">
            <text:p>101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2" table:formula="of:=[.A103]+1" table:style-name="ce1">
            <text:p>102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3" table:formula="of:=[.A104]+1" table:style-name="ce1">
            <text:p>10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4" table:formula="of:=[.A105]+1" table:style-name="ce1">
            <text:p>104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5" table:formula="of:=[.A106]+1" table:style-name="ce1">
            <text:p>105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6" table:formula="of:=[.A107]+1" table:style-name="ce1">
            <text:p>106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7" table:formula="of:=[.A108]+1" table:style-name="ce1">
            <text:p>10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Diamond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08" table:formula="of:=[.A109]+1" table:style-name="ce1">
            <text:p>108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Diamond</text:p>
          </table:table-cell>
          <table:table-cell office:value-type="string" table:style-name="ce7">
            <text:p>Undead Giant</text:p>
          </table:table-cell>
          <table:table-cell office:value-type="string" table:style-name="ce7">
            <text:p>Knight</text:p>
          </table:table-cell>
          <table:table-cell office:value-type="string" table:style-name="ce7">
            <text:p>Knight</text:p>
          </table:table-cell>
          <table:table-cell table:number-columns-repeated="16377"/>
        </table:table-row>
        <table:table-row table:style-name="ro1">
          <table:table-cell office:value-type="float" office:value="109" table:formula="of:=[.A110]+1" table:style-name="ce1">
            <text:p>109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iamond</text:p>
          </table:table-cell>
          <table:table-cell office:value-type="string" table:style-name="ce4">
            <text:p>Ghost</text:p>
          </table:table-cell>
          <table:table-cell office:value-type="string" table:style-name="ce4">
            <text:p>Berserker</text:p>
          </table:table-cell>
          <table:table-cell office:value-type="string" table:style-name="ce4">
            <text:p>Gnoll</text:p>
          </table:table-cell>
          <table:table-cell table:number-columns-repeated="16377"/>
        </table:table-row>
        <table:table-row table:style-name="ro1">
          <table:table-cell office:value-type="float" office:value="110" table:formula="of:=[.A111]+1" table:style-name="ce1">
            <text:p>1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Wall of Light</text:p>
          </table:table-cell>
          <table:table-cell office:value-type="string" table:style-name="ce6">
            <text:p>Wall of Massacres</text:p>
          </table:table-cell>
          <table:table-cell office:value-type="string" table:style-name="ce6">
            <text:p>Wall</text:p>
          </table:table-cell>
          <table:table-cell office:value-type="string" table:style-name="ce6">
            <text:p>Wall</text:p>
          </table:table-cell>
          <table:table-cell table:number-columns-repeated="16377"/>
        </table:table-row>
        <table:table-row table:style-name="ro1">
          <table:table-cell office:value-type="float" office:value="111" table:formula="of:=[.A112]+1" table:style-name="ce1">
            <text:p>11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Tiny Light Golem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2" table:formula="of:=[.A113]+1" table:style-name="ce1">
            <text:p>112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3" table:formula="of:=[.A114]+1" table:style-name="ce1">
            <text:p>113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4" table:formula="of:=[.A115]+1" table:style-name="ce1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5" table:formula="of:=[.A116]+1" table:style-name="ce1">
            <text:p>115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6" table:formula="of:=[.A117]+1" table:style-name="ce1">
            <text:p>11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7" table:formula="of:=[.A118]+1" table:style-name="ce1">
            <text:p>117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8" table:formula="of:=[.A119]+1" table:style-name="ce1">
            <text:p>118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19" table:formula="of:=[.A120]+1" table:style-name="ce1">
            <text:p>119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Light</text:p>
          </table:table-cell>
          <table:table-cell office:value-type="string" table:style-name="ce5">
            <text:p>Golem</text:p>
          </table:table-cell>
          <table:table-cell office:value-type="string" table:style-name="ce5">
            <text:p>Armored</text:p>
          </table:table-cell>
          <table:table-cell office:value-type="string" table:style-name="ce5">
            <text:p>Mage</text:p>
          </table:table-cell>
          <table:table-cell table:number-columns-repeated="16377"/>
        </table:table-row>
        <table:table-row table:style-name="ro1">
          <table:table-cell office:value-type="float" office:value="120" table:formula="of:=[.A121]+1" table:style-name="ce1">
            <text:p>12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Avatar of Light</text:p>
          </table:table-cell>
          <table:table-cell office:value-type="string" table:style-name="ce7">
            <text:p>Undead Dragon</text:p>
          </table:table-cell>
          <table:table-cell office:value-type="string" table:style-name="ce7">
            <text:p>Great Behemoth Knight</text:p>
          </table:table-cell>
          <table:table-cell office:value-type="string" table:style-name="ce7">
            <text:p>Master Griffin Knight</text:p>
          </table:table-cell>
          <table:table-cell table:number-columns-repeated="16377"/>
        </table:table-row>
        <table:table-row table:number-rows-repeated="1048454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B2:Sheet1.G122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opher Kemerait</dc:creator>
    <meta:creation-date>2009-04-16T11:32:48Z</meta:creation-date>
    <dc:date>2014-09-10T18:19:35Z</dc:date>
    <meta:editing-cycles>4</meta:editing-cycles>
    <meta:editing-duration>PT68808S</meta:editing-duration>
    <meta:user-defined meta:name="Info 1"/>
    <meta:user-defined meta:name="Info 2"/>
    <meta:user-defined meta:name="Info 3"/>
    <meta:user-defined meta:name="Info 4"/>
  </office:meta>
</office:document-meta>
</file>